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inherit" svg:font-family="inherit"/>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 style:family="paragraph" style:parent-style-name="Heading_20_3">
      <style:paragraph-properties fo:margin-left="0cm" fo:margin-right="0cm" fo:margin-top="0.635cm" fo:margin-bottom="0.212cm" style:contextual-spacing="false" style:line-height-at-least="0.529cm" fo:orphans="2" fo:widows="2" fo:text-indent="0cm" style:auto-text-indent="false" fo:padding="0cm" fo:border="none"/>
      <style:text-properties fo:font-variant="normal" fo:text-transform="none" fo:color="#202124" loext:opacity="100%" style:font-name="Inter" fo:font-size="12pt" fo:letter-spacing="normal" fo:font-style="normal" fo:font-weight="bold"/>
    </style:style>
    <style:style style:name="P3"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Inter" fo:font-size="10.5pt" fo:letter-spacing="normal" fo:font-style="normal" fo:font-weight="normal"/>
    </style:style>
    <style:style style:name="T1" style:family="text">
      <style:text-properties fo:font-variant="normal" fo:text-transform="none" fo:color="#3c4043" loext:opacity="100%" style:font-name="Inter" fo:font-size="10.5pt" fo:letter-spacing="normal" fo:font-style="normal" fo:font-weight="normal"/>
    </style:style>
    <style:style style:name="T2" style:family="text">
      <style:text-properties fo:font-variant="normal" fo:text-transform="none" fo:color="#202124" loext:opacity="100%" style:text-line-through-style="none" style:text-line-through-type="none" style:font-name="inherit" fo:font-size="10.5pt" fo:letter-spacing="normal" fo:font-style="normal" style:text-underline-style="none" fo:font-weight="normal" style:text-blinking="false"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 radiografia de tórax normal (painel esquerdo) mostra pulmões limpos sem nenhuma área de opacificação anormal na imagem. A pneumonia bacteriana (meio) geralmente exibe uma consolidação lobar focal, neste caso no lobo superior direito (setas brancas), enquanto a pneumonia viral (direita) se manifesta com um padrão ''intersticial'' mais difuso em ambos os pulmões.<text:line-break/></text:span><text:a xlink:type="simple" xlink:href="http://www.cell.com/cell/fulltext/S0092-8674(18)30154-5" office:target-frame-name="_blank" xlink:show="new" text:style-name="Internet_20_link" text:visited-style-name="Visited_20_Internet_20_Link"><text:span text:style-name="T2">http://www.cell.com/cell/fulltext/S0092-8674(18)30154-5</text:span></text:a></text:p>
      <text:h text:style-name="P2" text:outline-level="3">Contente</text:h>
      <text:p text:style-name="P3">O conjunto de dados é organizado em 3 pastas (train, test, val) e contém subpastas para cada categoria de imagem (Pneumonia/Normal). Há 5.863 imagens de raio-X (JPEG) e 2 categorias (Pneumonia/Normal).</text:p>
      <text:p text:style-name="P3">Imagens de raio-X de tórax (anterior-posterior) foram selecionadas de coortes retrospectivas de pacientes pediátricos de um a cinco anos de idade do Guangzhou Women and Children's Medical Center, Guangzhou. Todas as imagens de raio-X de tórax foram realizadas como parte do atendimento clínico de rotina dos pacientes.</text:p>
      <text:p text:style-name="P3">Para a análise de imagens de raio-x de tórax, todas as radiografias de tórax foram inicialmente rastreadas para controle de qualidade, removendo todas as varreduras de baixa qualidade ou ilegíveis. Os diagnósticos para as imagens foram então classificados por dois médicos especialistas antes de serem liberados para o treinamento do sistema de IA. Para contabilizar quaisquer erros de classificação, o conjunto de avaliação também foi verificado por um terceiro especialis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7:24:42.196554976</meta:creation-date>
    <dc:date>2024-11-19T07:25:43.993657113</dc:date>
    <meta:editing-duration>PT1M2S</meta:editing-duration>
    <meta:editing-cycles>1</meta:editing-cycles>
    <meta:document-statistic meta:table-count="0" meta:image-count="0" meta:object-count="0" meta:page-count="1" meta:paragraph-count="5" meta:word-count="274" meta:character-count="1424" meta:non-whitespace-character-count="1226"/>
    <meta:generator>LibreOffice/24.8.1.2$Linux_X86_64 LibreOffice_project/480$Build-2</meta:generator>
  </office:meta>
</office:document-meta>
</file>